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207cm" style:rel-column-width="12361*"/>
    </style:style>
    <style:style style:name="Tabelle1.B" style:family="table-column">
      <style:table-column-properties style:column-width="5.297cm" style:rel-column-width="20419*"/>
    </style:style>
    <style:style style:name="Tabelle1.C" style:family="table-column">
      <style:table-column-properties style:column-width="5.002cm" style:rel-column-width="19283*"/>
    </style:style>
    <style:style style:name="Tabelle1.D" style:family="table-column">
      <style:table-column-properties style:column-width="3.494cm" style:rel-column-width="13472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207cm" style:rel-column-width="12361*"/>
    </style:style>
    <style:style style:name="Tabelle2.B" style:family="table-column">
      <style:table-column-properties style:column-width="5.297cm" style:rel-column-width="20419*"/>
    </style:style>
    <style:style style:name="Tabelle2.C" style:family="table-column">
      <style:table-column-properties style:column-width="5.203cm" style:rel-column-width="20058*"/>
    </style:style>
    <style:style style:name="Tabelle2.D" style:family="table-column">
      <style:table-column-properties style:column-width="3.293cm" style:rel-column-width="12697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paragraph-rsid="000948bb"/>
    </style:style>
    <style:style style:name="P2" style:family="paragraph" style:parent-style-name="Standard">
      <style:text-properties officeooo:rsid="000948bb" officeooo:paragraph-rsid="000948bb"/>
    </style:style>
    <style:style style:name="P3" style:family="paragraph" style:parent-style-name="Standard">
      <style:paragraph-properties fo:text-align="center" style:justify-single-word="false"/>
      <style:text-properties officeooo:rsid="000b10a4" officeooo:paragraph-rsid="000b10a4"/>
    </style:style>
    <style:style style:name="P4" style:family="paragraph" style:parent-style-name="Standard">
      <style:text-properties officeooo:rsid="00100f19" officeooo:paragraph-rsid="00100f19"/>
    </style:style>
    <style:style style:name="P5" style:family="paragraph" style:parent-style-name="Table_20_Contents">
      <style:text-properties officeooo:paragraph-rsid="000948bb"/>
    </style:style>
    <style:style style:name="P6" style:family="paragraph" style:parent-style-name="Table_20_Contents">
      <style:text-properties officeooo:rsid="000b10a4" officeooo:paragraph-rsid="000b10a4"/>
    </style:style>
    <style:style style:name="P7" style:family="paragraph" style:parent-style-name="Table_20_Contents">
      <style:text-properties officeooo:rsid="000b10a4" officeooo:paragraph-rsid="000cc20e"/>
    </style:style>
    <style:style style:name="P8" style:family="paragraph" style:parent-style-name="Table_20_Contents">
      <style:text-properties officeooo:rsid="000b10a4" officeooo:paragraph-rsid="001085ec"/>
    </style:style>
    <style:style style:name="P9" style:family="paragraph" style:parent-style-name="Table_20_Contents">
      <style:text-properties fo:font-weight="bold" officeooo:rsid="000948bb" officeooo:paragraph-rsid="000948bb" style:font-weight-asian="bold" style:font-weight-complex="bold"/>
    </style:style>
    <style:style style:name="P10" style:family="paragraph" style:parent-style-name="Table_20_Contents">
      <style:text-properties fo:font-weight="bold" officeooo:rsid="000948bb" officeooo:paragraph-rsid="000b9534" style:font-weight-asian="bold" style:font-weight-complex="bold"/>
    </style:style>
    <style:style style:name="P11" style:family="paragraph" style:parent-style-name="Table_20_Contents">
      <style:text-properties fo:font-weight="bold" officeooo:rsid="000948bb" officeooo:paragraph-rsid="001085ec" style:font-weight-asian="bold" style:font-weight-complex="bold"/>
    </style:style>
    <style:style style:name="P12" style:family="paragraph" style:parent-style-name="Table_20_Contents">
      <style:text-properties officeooo:rsid="000b9534" officeooo:paragraph-rsid="000b9534"/>
    </style:style>
    <style:style style:name="P13" style:family="paragraph" style:parent-style-name="Table_20_Contents">
      <style:text-properties officeooo:rsid="000b9534" officeooo:paragraph-rsid="000d9dff"/>
    </style:style>
    <style:style style:name="P14" style:family="paragraph" style:parent-style-name="Table_20_Contents">
      <style:text-properties officeooo:rsid="000cc20e" officeooo:paragraph-rsid="000cc20e"/>
    </style:style>
    <style:style style:name="P15" style:family="paragraph" style:parent-style-name="Table_20_Contents">
      <style:text-properties officeooo:rsid="000cc20e" officeooo:paragraph-rsid="00100f19"/>
    </style:style>
    <style:style style:name="P16" style:family="paragraph" style:parent-style-name="Table_20_Contents">
      <style:text-properties officeooo:rsid="000cc20e" officeooo:paragraph-rsid="001085ec"/>
    </style:style>
    <style:style style:name="P17" style:family="paragraph" style:parent-style-name="Table_20_Contents">
      <style:text-properties officeooo:rsid="000cc20e" officeooo:paragraph-rsid="00117aca"/>
    </style:style>
    <style:style style:name="P18" style:family="paragraph" style:parent-style-name="Table_20_Contents">
      <style:text-properties officeooo:rsid="000cc20e" officeooo:paragraph-rsid="0014fd59"/>
    </style:style>
    <style:style style:name="P19" style:family="paragraph" style:parent-style-name="Table_20_Contents">
      <style:text-properties officeooo:rsid="000d9dff" officeooo:paragraph-rsid="000d9dff"/>
    </style:style>
    <style:style style:name="P20" style:family="paragraph" style:parent-style-name="Table_20_Contents">
      <style:text-properties officeooo:rsid="000d9dff" officeooo:paragraph-rsid="00117aca"/>
    </style:style>
    <style:style style:name="P21" style:family="paragraph" style:parent-style-name="Table_20_Contents">
      <style:text-properties officeooo:paragraph-rsid="000d9dff"/>
    </style:style>
    <style:style style:name="P22" style:family="paragraph" style:parent-style-name="Table_20_Contents">
      <style:text-properties officeooo:rsid="000ea732" officeooo:paragraph-rsid="000ea732"/>
    </style:style>
    <style:style style:name="P23" style:family="paragraph" style:parent-style-name="Table_20_Contents">
      <style:text-properties officeooo:rsid="000ea732" officeooo:paragraph-rsid="00117aca"/>
    </style:style>
    <style:style style:name="P24" style:family="paragraph" style:parent-style-name="Table_20_Contents">
      <style:text-properties officeooo:rsid="001085ec" officeooo:paragraph-rsid="001085ec"/>
    </style:style>
    <style:style style:name="P25" style:family="paragraph" style:parent-style-name="Table_20_Contents">
      <style:text-properties officeooo:paragraph-rsid="001085ec"/>
    </style:style>
    <style:style style:name="P26" style:family="paragraph" style:parent-style-name="Table_20_Contents">
      <style:text-properties fo:font-size="8pt" officeooo:rsid="000cc20e" officeooo:paragraph-rsid="000cc20e" style:font-size-asian="8pt" style:font-size-complex="8pt"/>
    </style:style>
    <style:style style:name="P27" style:family="paragraph" style:parent-style-name="Table_20_Contents">
      <style:text-properties fo:font-size="8pt" officeooo:rsid="000cc20e" officeooo:paragraph-rsid="000d9dff" style:font-size-asian="8pt" style:font-size-complex="8pt"/>
    </style:style>
    <style:style style:name="P28" style:family="paragraph" style:parent-style-name="Table_20_Contents">
      <style:text-properties fo:font-size="8pt" officeooo:rsid="000cc20e" officeooo:paragraph-rsid="00117aca" style:font-size-asian="8pt" style:font-size-complex="8pt"/>
    </style:style>
    <style:style style:name="P29" style:family="paragraph" style:parent-style-name="Table_20_Contents">
      <style:text-properties fo:font-size="8pt" officeooo:rsid="000d9dff" officeooo:paragraph-rsid="000d9dff" style:font-size-asian="8pt" style:font-size-complex="8pt"/>
    </style:style>
    <style:style style:name="P30" style:family="paragraph" style:parent-style-name="Table_20_Contents">
      <style:text-properties fo:font-size="8pt" officeooo:rsid="000ea732" officeooo:paragraph-rsid="00117aca" style:font-size-asian="8pt" style:font-size-complex="8pt"/>
    </style:style>
    <style:style style:name="P31" style:family="paragraph" style:parent-style-name="Table_20_Contents">
      <style:text-properties officeooo:rsid="00117aca" officeooo:paragraph-rsid="00117aca"/>
    </style:style>
    <style:style style:name="P32" style:family="paragraph" style:parent-style-name="Table_20_Contents">
      <style:text-properties officeooo:paragraph-rsid="00117aca"/>
    </style:style>
    <style:style style:name="P33" style:family="paragraph" style:parent-style-name="Table_20_Contents">
      <style:text-properties officeooo:rsid="00127c87" officeooo:paragraph-rsid="00127c87"/>
    </style:style>
    <style:style style:name="P34" style:family="paragraph" style:parent-style-name="Table_20_Contents">
      <style:text-properties officeooo:rsid="0012d058" officeooo:paragraph-rsid="0012d058"/>
    </style:style>
    <style:style style:name="P35" style:family="paragraph" style:parent-style-name="Table_20_Contents">
      <style:text-properties officeooo:rsid="00157911" officeooo:paragraph-rsid="00157911"/>
    </style:style>
    <style:style style:name="P36" style:family="paragraph" style:parent-style-name="Table_20_Contents">
      <style:text-properties officeooo:rsid="00115370" officeooo:paragraph-rsid="000cc20e"/>
    </style:style>
    <style:style style:name="P37" style:family="paragraph" style:parent-style-name="Table_20_Contents">
      <style:text-properties officeooo:rsid="000cc20e" officeooo:paragraph-rsid="0017bc93"/>
    </style:style>
    <style:style style:name="P38" style:family="paragraph" style:parent-style-name="Table_20_Contents">
      <style:text-properties officeooo:rsid="000cc20e" officeooo:paragraph-rsid="00100f19"/>
    </style:style>
    <style:style style:name="P39" style:family="paragraph" style:parent-style-name="Table_20_Contents">
      <style:text-properties officeooo:rsid="000cc20e" officeooo:paragraph-rsid="001085ec"/>
    </style:style>
    <style:style style:name="P40" style:family="paragraph" style:parent-style-name="Table_20_Contents">
      <style:text-properties fo:font-weight="normal" officeooo:rsid="000948bb" officeooo:paragraph-rsid="000948bb" style:font-weight-asian="normal" style:font-weight-complex="normal"/>
    </style:style>
    <style:style style:name="P41" style:family="paragraph" style:parent-style-name="Table_20_Contents">
      <style:text-properties fo:font-weight="normal" officeooo:rsid="0017bc93" officeooo:paragraph-rsid="0017bc93" style:font-weight-asian="normal" style:font-weight-complex="normal"/>
    </style:style>
    <style:style style:name="P42" style:family="paragraph" style:parent-style-name="Standard">
      <style:text-properties officeooo:rsid="000948bb" officeooo:paragraph-rsid="000948bb"/>
    </style:style>
    <style:style style:name="T1" style:family="text">
      <style:text-properties officeooo:rsid="000b10a4"/>
    </style:style>
    <style:style style:name="T2" style:family="text">
      <style:text-properties officeooo:rsid="000b9534"/>
    </style:style>
    <style:style style:name="T3" style:family="text">
      <style:text-properties officeooo:rsid="000cc20e"/>
    </style:style>
    <style:style style:name="T4" style:family="text">
      <style:text-properties officeooo:rsid="000d9dff"/>
    </style:style>
    <style:style style:name="T5" style:family="text">
      <style:text-properties officeooo:rsid="000ea732"/>
    </style:style>
    <style:style style:name="T6" style:family="text">
      <style:text-properties officeooo:rsid="00100f19"/>
    </style:style>
    <style:style style:name="T7" style:family="text">
      <style:text-properties officeooo:rsid="001085ec"/>
    </style:style>
    <style:style style:name="T8" style:family="text">
      <style:text-properties officeooo:rsid="00117aca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officeooo:rsid="00117aca" style:font-size-asian="8pt" style:font-size-complex="8pt"/>
    </style:style>
    <style:style style:name="T11" style:family="text">
      <style:text-properties officeooo:rsid="00127c87"/>
    </style:style>
    <style:style style:name="T12" style:family="text">
      <style:text-properties officeooo:rsid="001479a3"/>
    </style:style>
    <style:style style:name="T13" style:family="text">
      <style:text-properties officeooo:rsid="0017bc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doo, Vertical <text:span text:style-name="T1">Exchange</text:span> Models </text:p>
      <text:p text:style-name="P3">(fork of Vertical Community)</text:p>
      <text:p text:style-name="P2"/>
      <text:h text:style-name="Heading_20_1" text:outline-level="1"><text:span text:style-name="T7">V</text:span>ertical <text:span text:style-name="T7">C</text:span>ommunity <text:span text:style-name="T7">(2)</text:span></text:h>
      <text:p text:style-name="P2">Repo vertical_community2: <text:a xlink:type="simple" xlink:href="https://github.com/codoo/vertical-community2" text:style-name="Internet_20_link" text:visited-style-name="Visited_20_Internet_20_Link">https://github.com/codoo/vertical-community2</text:a></text:p>
      <text:p text:style-name="P4">Containing all modules that are not related to Exchange or Marketplace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1">Modul <text:span text:style-name="T2">new/old</text:span></text:p>
          </table:table-cell>
          <table:table-cell table:style-name="Tabelle1.A1" office:value-type="string">
            <text:p text:style-name="P9">Model name <text:span text:style-name="T3">new</text:span></text:p>
          </table:table-cell>
          <table:table-cell table:style-name="Tabelle1.A1" office:value-type="string">
            <text:p text:style-name="P9">Model name <text:span text:style-name="T3">old</text:span></text:p>
          </table:table-cell>
          <table:table-cell table:style-name="Tabelle1.D1" office:value-type="string">
            <text:p text:style-name="P9">Remark</text:p>
          </table:table-cell>
        </table:table-row>
        <table:table-row>
          <table:table-cell table:style-name="Tabelle1.A2" office:value-type="string">
            <text:p text:style-name="P6">base_community</text:p>
          </table:table-cell>
          <table:table-cell table:style-name="Tabelle1.A2" office:value-type="string">
            <text:p text:style-name="P6">community.config.settings</text:p>
            <text:p text:style-name="P6"/>
          </table:table-cell>
          <table:table-cell table:style-name="Tabelle1.A2" office:value-type="string">
            <text:p text:style-name="P14">same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4">base_recursive_model</text:p>
          </table:table-cell>
          <table:table-cell table:style-name="Tabelle1.A2" office:value-type="string">
            <text:p text:style-name="P14">base.recursive.model</text:p>
            <text:p text:style-name="P14">base.config.inherit.model</text:p>
            <text:p text:style-name="P14">base.config.inherit.line</text:p>
            <text:p text:style-name="P14">base.config.inherit.line.del</text:p>
          </table:table-cell>
          <table:table-cell table:style-name="Tabelle1.A2" office:value-type="string">
            <text:p text:style-name="P14"/>
          </table:table-cell>
          <table:table-cell table:style-name="Tabelle1.D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14">community</text:p>
          </table:table-cell>
          <table:table-cell table:style-name="Tabelle1.A2" office:value-type="string">
            <text:p text:style-name="P14">community.module.config.settings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9">community_blog</text:p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9">community_crm</text:p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9">community_event</text:p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9">community_forum</text:p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9">community_marketplace</text:p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>????</text:p>
          </table:table-cell>
        </table:table-row>
        <table:table-row>
          <table:table-cell table:style-name="Tabelle1.A2" office:value-type="string">
            <text:p text:style-name="P19">community_project</text:p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4">mail_holocracy</text:p>
          </table:table-cell>
          <table:table-cell table:style-name="Tabelle1.A2" office:value-type="string">
            <text:p text:style-name="P14">mail.group.right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9">membership_users</text:p>
          </table:table-cell>
          <table:table-cell table:style-name="Tabelle1.A2" office:value-type="string">
            <text:p text:style-name="P19"><text:span text:style-name="T3">I</text:span>NHERIT res.partner</text:p>
            <text:p text:style-name="P19"><text:span text:style-name="T3">I</text:span>NHERIT res.groups</text:p>
          </table:table-cell>
          <table:table-cell table:style-name="Tabelle1.A2" office:value-type="string">
            <text:p text:style-name="P19"><text:span text:style-name="T3">I</text:span>NHERIT res.partner</text:p>
            <text:p text:style-name="P19"><text:span text:style-name="T3">I</text:span>NHERIT res.groups</text:p>
          </table:table-cell>
          <table:table-cell table:style-name="Tabelle1.D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19">project_assignment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9">project_groups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h text:style-name="Heading_20_1" text:outline-level="1"><text:span text:style-name="T7">V</text:span>ertical <text:span text:style-name="T7">E</text:span>xchange</text:h>
      <text:p text:style-name="P2">Repo vertical_exchange: <text:a xlink:type="simple" xlink:href="https://github.com/codoo/vertical-exchange" text:style-name="Internet_20_link" text:visited-style-name="Visited_20_Internet_20_Link">https://github.com/codoo/vertical-exchange</text:a></text:p>
      <text:p text:style-name="P4">Containing all modules that are related to Exchanges or Marketplace.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10">Modul <text:span text:style-name="T2">new/old</text:span></text:p>
          </table:table-cell>
          <table:table-cell table:style-name="Tabelle2.A1" office:value-type="string">
            <text:p text:style-name="P9">Model name <text:span text:style-name="T3">new</text:span></text:p>
          </table:table-cell>
          <table:table-cell table:style-name="Tabelle2.A1" office:value-type="string">
            <text:p text:style-name="P9">Model name <text:span text:style-name="T3">old</text:span></text:p>
          </table:table-cell>
          <table:table-cell table:style-name="Tabelle2.D1" office:value-type="string">
            <text:p text:style-name="P9">Remark</text:p>
          </table:table-cell>
        </table:table-row>
        <table:table-row>
          <table:table-cell table:style-name="Tabelle2.A2" office:value-type="string">
            <text:p text:style-name="P41">base_exchange</text:p>
          </table:table-cell>
          <table:table-cell table:style-name="Tabelle2.A2" office:value-type="string">
            <text:p text:style-name="P41">exchange.config.settings</text:p>
          </table:table-cell>
          <table:table-cell table:style-name="Tabelle2.A2" office:value-type="string">
            <text:p text:style-name="P40"/>
          </table:table-cell>
          <table:table-cell table:style-name="Tabelle2.D2" office:value-type="string">
            <text:p text:style-name="P40"/>
          </table:table-cell>
        </table:table-row>
        <table:table-row>
          <table:table-cell table:style-name="Tabelle2.A2" office:value-type="string">
            <text:p text:style-name="P13">exchange <text:span text:style-name="T3">(n)</text:span></text:p>
            <text:p text:style-name="P13">account_wallet <text:span text:style-name="T3">(o)</text:span></text:p>
            <text:p text:style-name="P12"/>
          </table:table-cell>
          <table:table-cell table:style-name="Tabelle2.A2" office:value-type="string">
            <text:p text:style-name="P7"><text:span text:style-name="T3">exchange</text:span>.config.<text:span text:style-name="T8">accounts</text:span></text:p>
            <text:p text:style-name="P37">exchange.<text:span text:style-name="T8">t</text:span>ransaction<text:span text:style-name="T13">s</text:span></text:p>
            <text:p text:style-name="P37">exchange.<text:span text:style-name="T8">t</text:span>ransaction.<text:span text:style-name="T13">type</text:span></text:p>
            <text:p text:style-name="P36">exchange.account<text:span text:style-name="T13">s</text:span></text:p>
            <text:p text:style-name="P14"><text:span text:style-name="T12">exchange</text:span>.<text:span text:style-name="T13">account.type</text:span></text:p>
            <text:p text:style-name="P15"><text:soft-page-break/></text:p>
            <text:p text:style-name="P15"/>
            <text:p text:style-name="P37">I<text:span text:style-name="T4">NHERIT</text:span> res.<text:span text:style-name="T13">partner</text:span></text:p>
            <text:p text:style-name="P15">I<text:span text:style-name="T4">NHERIT</text:span> res.currency</text:p>
            <text:p text:style-name="P15">I<text:span text:style-name="T4">NHERIT</text:span> <text:span text:style-name="T6">accounts.accounts</text:span></text:p>
            <text:p text:style-name="P15"/>
            <text:p text:style-name="P24">NEW exchange </text:p>
          </table:table-cell>
          <table:table-cell table:style-name="Tabelle2.A2" office:value-type="string">
            <text:p text:style-name="P8">account.wallet.config.currency</text:p>
            <text:p text:style-name="P16">account.wallet.currency.line</text:p>
            <text:p text:style-name="P16">account.wallet.transaction</text:p>
            <text:p text:style-name="P16">res.partner.wallet.currency</text:p>
            <text:p text:style-name="P16">res.partner.wallet.balance</text:p>
            <text:p text:style-name="P18"><text:soft-page-break/><text:span text:style-name="T13">INHERIT </text:span>account.move</text:p>
            <text:p text:style-name="P16"/>
            <text:p text:style-name="P37">I<text:span text:style-name="T4">NHERIT</text:span> res.<text:span text:style-name="T13">partner</text:span></text:p>
            <text:p text:style-name="P16">I<text:span text:style-name="T4">NHERIT</text:span> res.currency</text:p>
            <text:p text:style-name="P16">I<text:span text:style-name="T4">NHERIT</text:span> <text:span text:style-name="T6">account.account</text:span></text:p>
            <text:p text:style-name="P24"/>
          </table:table-cell>
          <table:table-cell table:style-name="Tabelle2.D2" office:value-type="string">
            <text:p text:style-name="P24"/>
            <text:p text:style-name="P25"/>
            <text:p text:style-name="P25"/>
            <text:p text:style-name="P33">Not clear</text:p>
            <text:p text:style-name="P25"/>
            <text:p text:style-name="P25"><text:soft-page-break/></text:p>
            <text:p text:style-name="P25"/>
            <text:p text:style-name="P24"/>
          </table:table-cell>
        </table:table-row>
        <table:table-row>
          <table:table-cell table:style-name="Tabelle2.A2" office:value-type="string">
            <text:p text:style-name="P35">account_wallet_groups</text:p>
            <text:p text:style-name="P35">exchange_groups</text:p>
          </table:table-cell>
          <table:table-cell table:style-name="Tabelle2.A2" office:value-type="string">
            <text:p text:style-name="P7"/>
          </table:table-cell>
          <table:table-cell table:style-name="Tabelle2.A2" office:value-type="string">
            <text:p text:style-name="P35">inherit mail.group</text:p>
            <text:p text:style-name="P35">inherit account.wallet.transaction</text:p>
          </table:table-cell>
          <table:table-cell table:style-name="Tabelle2.D2" office:value-type="string">
            <text:p text:style-name="P24"/>
          </table:table-cell>
        </table:table-row>
        <table:table-row>
          <table:table-cell table:style-name="Tabelle2.A2" office:value-type="string">
            <text:p text:style-name="P34">account_reversal</text:p>
          </table:table-cell>
          <table:table-cell table:style-name="Tabelle2.A2" office:value-type="string">
            <text:p text:style-name="P34">obsolet</text:p>
          </table:table-cell>
          <table:table-cell table:style-name="Tabelle2.A2" office:value-type="string">
            <text:p text:style-name="P34">INHERIT account.move</text:p>
          </table:table-cell>
          <table:table-cell table:style-name="Tabelle2.D2" office:value-type="string">
            <text:p text:style-name="P24"/>
          </table:table-cell>
        </table:table-row>
        <table:table-row>
          <table:table-cell table:style-name="Tabelle2.A2" office:value-type="string">
            <text:p text:style-name="P19">l10n_fr_wallet</text:p>
            <text:p text:style-name="P19">l10n_ch_wallet</text:p>
          </table:table-cell>
          <table:table-cell table:style-name="Tabelle2.A2" office:value-type="string">
            <text:p text:style-name="P1"/>
          </table:table-cell>
          <table:table-cell table:style-name="Tabelle2.A2" office:value-type="string">
            <text:p text:style-name="P14"/>
          </table:table-cell>
          <table:table-cell table:style-name="Tabelle2.D2" office:value-type="string">
            <text:p text:style-name="P5"/>
          </table:table-cell>
        </table:table-row>
        <table:table-row>
          <table:table-cell table:style-name="Tabelle2.A2" office:value-type="string">
            <text:p text:style-name="P14">marketplace</text:p>
          </table:table-cell>
          <table:table-cell table:style-name="Tabelle2.A2" office:value-type="string">
            <text:p text:style-name="P14">marketplace.announcement</text:p>
            <text:p text:style-name="P19">marketplace.proposition</text:p>
            <text:p text:style-name="P26">marketplace.announcement.category</text:p>
            <text:p text:style-name="P17"><text:span text:style-name="T9">marketplace.announcement.</text:span><text:span text:style-name="T10">tag_rel1</text:span></text:p>
            <text:p text:style-name="P14">marketplace.tag</text:p>
          </table:table-cell>
          <table:table-cell table:style-name="Tabelle2.A2" office:value-type="string">
            <text:p text:style-name="P17">marketplace.announcement</text:p>
            <text:p text:style-name="P20">marketplace.proposition</text:p>
            <text:p text:style-name="P28">marketplace.announcement.category</text:p>
            <text:p text:style-name="P17"><text:span text:style-name="T9">marketplace.announcement.</text:span><text:span text:style-name="T10">tag_rel1</text:span></text:p>
            <text:p text:style-name="P17">marketplace.tag</text:p>
          </table:table-cell>
          <table:table-cell table:style-name="Tabelle2.D2" office:value-type="string">
            <text:p text:style-name="P5"/>
          </table:table-cell>
        </table:table-row>
        <table:table-row>
          <table:table-cell table:style-name="Tabelle2.A2" office:value-type="string">
            <text:p text:style-name="P14">marketplace_groups</text:p>
          </table:table-cell>
          <table:table-cell table:style-name="Tabelle2.A2" office:value-type="string">
            <text:p text:style-name="P27">I<text:span text:style-name="T4">NHERIT </text:span>marketplace.announcement</text:p>
          </table:table-cell>
          <table:table-cell table:style-name="Tabelle2.A2" office:value-type="string">
            <text:p text:style-name="P27">I<text:span text:style-name="T4">NHERIT </text:span>marketplace.announcement</text:p>
          </table:table-cell>
          <table:table-cell table:style-name="Tabelle2.D2" office:value-type="string">
            <text:p text:style-name="P5"/>
          </table:table-cell>
        </table:table-row>
        <table:table-row>
          <table:table-cell table:style-name="Tabelle2.A2" office:value-type="string">
            <text:p text:style-name="P19">project_marketplace</text:p>
          </table:table-cell>
          <table:table-cell table:style-name="Tabelle2.A2" office:value-type="string">
            <text:p text:style-name="P19"><text:span text:style-name="T3">I</text:span>NHERIT project.task</text:p>
            <text:p text:style-name="P29"><text:span text:style-name="T3">I</text:span>NHERIT marketplace.announcement</text:p>
            <text:p text:style-name="P19"><text:span text:style-name="T3">I</text:span>NHERIT marketplace.proposition</text:p>
            <text:p text:style-name="P20"><text:span text:style-name="T3">I</text:span>NHERIT project.task.type</text:p>
          </table:table-cell>
          <table:table-cell table:style-name="Tabelle2.A2" office:value-type="string">
            <text:p text:style-name="P19"><text:span text:style-name="T3">I</text:span>NHERIT project.task</text:p>
            <text:p text:style-name="P29"><text:span text:style-name="T3">I</text:span>NHERIT marketplace.announcement</text:p>
            <text:p text:style-name="P19"><text:span text:style-name="T3">I</text:span>NHERIT marketplace.proposition</text:p>
            <text:p text:style-name="P19">inherit project.task.type</text:p>
          </table:table-cell>
          <table:table-cell table:style-name="Tabelle2.D2" office:value-type="string">
            <text:p text:style-name="P5"/>
          </table:table-cell>
        </table:table-row>
        <table:table-row>
          <table:table-cell table:style-name="Tabelle2.A2" office:value-type="string">
            <text:p text:style-name="P19">exchange_feedback (N)</text:p>
            <text:p text:style-name="P14">vote <text:span text:style-name="T4">(o)</text:span></text:p>
          </table:table-cell>
          <table:table-cell table:style-name="Tabelle2.A2" office:value-type="string">
            <text:p text:style-name="P21">vote.config.line</text:p>
            <text:p text:style-name="P19">vote.type</text:p>
            <text:p text:style-name="P22">vote.vote</text:p>
            <text:p text:style-name="P22">vote.vote.line</text:p>
            <text:p text:style-name="P22">vote.category</text:p>
            <text:p text:style-name="P30"><text:span text:style-name="T3">INHERIT</text:span> community.config.settings</text:p>
            <text:p text:style-name="P31">ABSTRACT <text:span text:style-name="T5">vote.model</text:span></text:p>
          </table:table-cell>
          <table:table-cell table:style-name="Tabelle2.A2" office:value-type="string">
            <text:p text:style-name="P32">vote.config.line</text:p>
            <text:p text:style-name="P20">vote.type</text:p>
            <text:p text:style-name="P23">vote.vote</text:p>
            <text:p text:style-name="P23">vote.vote.line</text:p>
            <text:p text:style-name="P23">vote.category</text:p>
            <text:p text:style-name="P30"><text:span text:style-name="T3">INHERIT</text:span> community.config.settings</text:p>
            <text:p text:style-name="P31">ABSTRACT <text:span text:style-name="T5">vote.model</text:span></text:p>
          </table:table-cell>
          <table:table-cell table:style-name="Tabelle2.D2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pen Sans" fo:font-family="'Open Sans'" style:font-style-name="Standard" style:font-family-generic="swiss" style:font-pitch="variable" fo:font-size="11pt"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Huber</meta:initial-creator>
    <meta:creation-date>2015-08-24T08:16:48.120000000</meta:creation-date>
    <dc:date>2015-08-28T16:14:48.567000000</dc:date>
    <dc:creator>Lucas Huber</dc:creator>
    <meta:editing-duration>PT6H43M20S</meta:editing-duration>
    <meta:editing-cycles>11</meta:editing-cycles>
    <meta:generator>LibreOffice/4.3.7.2$Windows_x86 LibreOffice_project/8a35821d8636a03b8bf4e15b48f59794652c68ba</meta:generator>
    <meta:document-statistic meta:table-count="2" meta:image-count="0" meta:object-count="0" meta:page-count="2" meta:paragraph-count="113" meta:word-count="189" meta:character-count="2397" meta:non-whitespace-character-count="2319"/>
  </office:meta>
</office:document-meta>
</file>